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198in"/>
    </style:style>
    <style:style style:name="co2" style:family="table-column">
      <style:table-column-properties fo:break-before="auto" style:column-width="0.2744in"/>
    </style:style>
    <style:style style:name="co3" style:family="table-column">
      <style:table-column-properties fo:break-before="auto" style:column-width="0.3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747">
            <text:p>74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78">
            <text:p>97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672">
            <text:p>67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99">
            <text:p>89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69">
            <text:p>86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42">
            <text:p>10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07">
            <text:p>100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141">
            <text:p>114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9">
            <text:p>92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46">
            <text:p>84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83">
            <text:p>88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228">
            <text:p>122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29">
            <text:p>102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787">
            <text:p>78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57">
            <text:p>95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46">
            <text:p>10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590">
            <text:p>59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110">
            <text:p>111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54">
            <text:p>85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53">
            <text:p>85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55">
            <text:p>85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09">
            <text:p>90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94">
            <text:p>89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66">
            <text:p>86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65">
            <text:p>106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71">
            <text:p>97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90">
            <text:p>89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22">
            <text:p>102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61">
            <text:p>86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7">
            <text:p>92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0">
            <text:p>92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72">
            <text:p>107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49">
            <text:p>94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2">
            <text:p>92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21">
            <text:p>82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80">
            <text:p>98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18">
            <text:p>101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171">
            <text:p>117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43">
            <text:p>104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93">
            <text:p>99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131">
            <text:p>113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633">
            <text:p>6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32">
            <text:p>83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621">
            <text:p>62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30">
            <text:p>83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77">
            <text:p>77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30">
            <text:p>103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64">
            <text:p>86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54">
            <text:p>105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07">
            <text:p>90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74">
            <text:p>77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43">
            <text:p>7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198">
            <text:p>119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95">
            <text:p>99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691">
            <text:p>69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01">
            <text:p>90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63">
            <text:p>9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562">
            <text:p>56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61">
            <text:p>106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31">
            <text:p>83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75">
            <text:p>77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7">
            <text:p>79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80">
            <text:p>88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94">
            <text:p>89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4">
            <text:p>79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65">
            <text:p>106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79">
            <text:p>8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13">
            <text:p>81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05">
            <text:p>100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61">
            <text:p>76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87">
            <text:p>7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3">
            <text:p>79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11">
            <text:p>101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32">
            <text:p>93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97">
            <text:p>89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14">
            <text:p>71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71">
            <text:p>97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14">
            <text:p>91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137">
            <text:p>113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95">
            <text:p>99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66">
            <text:p>86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36">
            <text:p>93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571">
            <text:p>57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59">
            <text:p>7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569">
            <text:p>56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87">
            <text:p>68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66">
            <text:p>76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37">
            <text:p>9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15">
            <text:p>71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1054">
            <text:p>105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42">
            <text:p>84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8">
            <text:p>74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71">
            <text:p>67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1131">
            <text:p>113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44">
            <text:p>94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529">
            <text:p>52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01">
            <text:p>90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61">
            <text:p>96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541">
            <text:p>54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31">
            <text:p>93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01">
            <text:p>70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47">
            <text:p>64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1">
            <text:p>7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19">
            <text:p>81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98">
            <text:p>79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87">
            <text:p>68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1016">
            <text:p>101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0">
            <text:p>74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13">
            <text:p>71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98">
            <text:p>89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533">
            <text:p>53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25">
            <text:p>72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39">
            <text:p>7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45">
            <text:p>84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29">
            <text:p>82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91">
            <text:p>69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23">
            <text:p>62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46">
            <text:p>8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14">
            <text:p>91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94">
            <text:p>99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49">
            <text:p>94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6">
            <text:p>74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15">
            <text:p>91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10">
            <text:p>51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99">
            <text:p>69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65">
            <text:p>46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233">
            <text:p>23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25">
            <text:p>52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62">
            <text:p>7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18">
            <text:p>61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69">
            <text:p>86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09">
            <text:p>70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81">
            <text:p>48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02">
            <text:p>5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45">
            <text:p>74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40">
            <text:p>54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19">
            <text:p>41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77">
            <text:p>67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20">
            <text:p>82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14">
            <text:p>31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39">
            <text:p>83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84">
            <text:p>5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68">
            <text:p>5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73">
            <text:p>57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07">
            <text:p>30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14">
            <text:p>41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03">
            <text:p>80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33">
            <text:p>4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13">
            <text:p>71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29">
            <text:p>62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63">
            <text:p>46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22">
            <text:p>62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52">
            <text:p>35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67">
            <text:p>5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601">
            <text:p>60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48">
            <text:p>54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28">
            <text:p>42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734">
            <text:p>73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576">
            <text:p>57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602">
            <text:p>60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439">
            <text:p>43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790">
            <text:p>79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414">
            <text:p>4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694">
            <text:p>69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574">
            <text:p>5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657">
            <text:p>65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471">
            <text:p>471</text:p>
          </table:table-cell>
        </table:table-row>
        <table:table-row table:style-name="ro1" table:number-rows-repeated="1048400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31T19:18:03</dc:date>
    <meta:generator>LibreOffice/4.0.3.3$Linux_x86 LibreOffice_project/400m0$Build-3</meta:generator>
    <meta:editing-duration>PT2H3M56S</meta:editing-duration>
    <meta:editing-cycles>2</meta:editing-cycles>
    <meta:document-statistic meta:table-count="1" meta:cell-count="676" meta:object-count="0"/>
  </office:meta>
</office:document-meta>
</file>